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14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169.65pt"/>
    </style:style>
    <style:style style:name="co4" style:family="table-column">
      <style:table-column-properties fo:break-before="auto" style:column-width="192.84pt"/>
    </style:style>
    <style:style style:name="co5" style:family="table-column">
      <style:table-column-properties fo:break-before="auto" style:column-width="112.76pt"/>
    </style:style>
    <style:style style:name="co6" style:family="table-column">
      <style:table-column-properties fo:break-before="auto" style:column-width="39.54pt"/>
    </style:style>
    <style:style style:name="co7" style:family="table-column">
      <style:table-column-properties fo:break-before="auto" style:column-width="83.79pt"/>
    </style:style>
    <style:style style:name="co8" style:family="table-column">
      <style:table-column-properties fo:break-before="auto" style:column-width="108.91pt"/>
    </style:style>
    <style:style style:name="co9" style:family="table-column">
      <style:table-column-properties fo:break-before="auto" style:column-width="122.4pt"/>
    </style:style>
    <style:style style:name="co10" style:family="table-column">
      <style:table-column-properties fo:break-before="auto" style:column-width="40.51pt"/>
    </style:style>
    <style:style style:name="co11" style:family="table-column">
      <style:table-column-properties fo:break-before="auto" style:column-width="152.31pt"/>
    </style:style>
    <style:style style:name="co12" style:family="table-column">
      <style:table-column-properties fo:break-before="auto" style:column-width="53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1" table:default-cell-style-name="ce2"/>
        <table:table-column table:style-name="co13" table:number-columns-repeated="2" table:default-cell-style-name="ce2"/>
        <table:table-column table:style-name="co13" table:number-columns-repeated="1008" table:default-cell-style-name="Default"/>
        <table:table-row table:style-name="ro1">
          <table:table-cell/>
          <table:table-cell table:style-name="ce3"/>
          <table:table-cell table:style-name="ce3" office:value-type="string" calcext:value-type="string">
            <text:p>Interest in Video Games</text:p>
          </table:table-cell>
          <table:table-cell table:style-name="ce3" office:value-type="string" calcext:value-type="string">
            <text:p>Interest in Strategic Games</text:p>
          </table:table-cell>
          <table:table-cell table:style-name="ce3" office:value-type="string" calcext:value-type="string">
            <text:p>Interest in RPG</text:p>
          </table:table-cell>
          <table:table-cell table:style-name="ce3"/>
          <table:table-cell table:style-name="ce3" office:value-type="string" calcext:value-type="string">
            <text:p>Fun Rating</text:p>
          </table:table-cell>
          <table:table-cell table:style-name="ce3" office:value-type="string" calcext:value-type="string">
            <text:p>Control Rating</text:p>
          </table:table-cell>
          <table:table-cell table:style-name="ce3" office:value-type="string" calcext:value-type="string">
            <text:p>Offensive Rating</text:p>
          </table:table-cell>
          <table:table-cell table:style-name="ce3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blin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Average VG interest</text:p>
          </table:table-cell>
          <table:table-cell table:formula="of:=AVERAGE([.C2:.C22])" office:value-type="float" office:value="3.83333333333333" calcext:value-type="float">
            <text:p>3.8333333333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oll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2:.D22])" office:value-type="float" office:value="3.66666666666667" calcext:value-type="float">
            <text:p>3.6666666667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r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2:.E22])" office:value-type="float" office:value="3.71428571428571" calcext:value-type="float">
            <text:p>3.7142857143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2:.G22])" office:value-type="float" office:value="3.9047619047619" calcext:value-type="float">
            <text:p>3.9047619048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2:.H22])" office:value-type="float" office:value="4.71428571428571" calcext:value-type="float">
            <text:p>4.7142857143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oblin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offensive</text:p>
          </table:table-cell>
          <table:table-cell table:formula="of:=AVERAGE([.I2:.I22])" office:value-type="float" office:value="3.66666666666667" calcext:value-type="float">
            <text:p>3.6666666667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o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rc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By AI Model: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Goblin:</text:p>
          </table:table-cell>
          <table:table-cell table:number-columns-repeated="2"/>
          <table:table-cell table:style-name="ce4" office:value-type="string" calcext:value-type="string">
            <text:p>Troll: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VG interest</text:p>
          </table:table-cell>
          <table:table-cell table:formula="of:=AVERAGE([.C2];[.C7];[.C12];[.C17])" office:value-type="float" office:value="3.625" calcext:value-type="float">
            <text:p>3.625</text:p>
          </table:table-cell>
          <table:table-cell/>
          <table:table-cell office:value-type="string" calcext:value-type="string">
            <text:p>Average VG interest</text:p>
          </table:table-cell>
          <table:table-cell table:formula="of:=AVERAGE([.C3];[.C8];[.C13];[.C18])" office:value-type="float" office:value="3.75" calcext:value-type="float">
            <text:p>3.75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2];[.D7];[.D12];[.D17])" office:value-type="float" office:value="4.25" calcext:value-type="float">
            <text:p>4.25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3];[.D8];[.D13];[.D18])" office:value-type="float" office:value="3.5" calcext:value-type="float">
            <text:p>3.5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o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2];[.E7];[.E12];[.E17])" office:value-type="float" office:value="3.75" calcext:value-type="float">
            <text:p>3.75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3];[.E8];[.E13];[.E18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r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2];[.G7];[.G12];[.G17])" office:value-type="float" office:value="4" calcext:value-type="float">
            <text:p>4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3];[.G8];[.G13];[.G18])" office:value-type="float" office:value="3.25" calcext:value-type="float">
            <text:p>3.25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2];[.H7];[.H12];[.H17])" office:value-type="float" office:value="4.5" calcext:value-type="float">
            <text:p>4.5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3];[.H8];[.H13];[.H18])" office:value-type="float" office:value="4.5" calcext:value-type="float">
            <text:p>4.5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offensive</text:p>
          </table:table-cell>
          <table:table-cell table:formula="of:=AVERAGE([.I2];[.I7];[.I12];[.I17])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Average offensive</text:p>
          </table:table-cell>
          <table:table-cell table:formula="of:=AVERAGE([.I3];[.I8];[.I13];[.I18])" office:value-type="float" office:value="3.5" calcext:value-type="float">
            <text:p>3.5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oblin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eserk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Orc:</text:p>
          </table:table-cell>
          <table:table-cell table:number-columns-repeated="2"/>
          <table:table-cell table:style-name="ce4" office:value-type="string" calcext:value-type="string">
            <text:p>Elf: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nigh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VG interest</text:p>
          </table:table-cell>
          <table:table-cell table:formula="of:=AVERAGE([.C4];[.C9];[.C14];[.C19])" office:value-type="float" office:value="4.25" calcext:value-type="float">
            <text:p>4.25</text:p>
          </table:table-cell>
          <table:table-cell table:style-name="Default"/>
          <table:table-cell office:value-type="string" calcext:value-type="string">
            <text:p>Average VG interest</text:p>
          </table:table-cell>
          <table:table-cell table:formula="of:=AVERAGE([.C5];[.C10];[.C15];[.C20])" office:value-type="float" office:value="3.5" calcext:value-type="float">
            <text:p>3.5</text:p>
          </table:table-cell>
          <table:table-cell table:style-name="Default"/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eserk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4];[.D9];[.D14];[.D19])" office:value-type="float" office:value="4" calcext:value-type="float">
            <text:p>4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5];[.D10];[.D15];[.D20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4];[.E9];[.E14];[.E19])" office:value-type="float" office:value="4.75" calcext:value-type="float">
            <text:p>4.75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5];[.E10];[.E15];[.E20])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nigh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4];[.G9];[.G14];[.G19])" office:value-type="float" office:value="4.75" calcext:value-type="float">
            <text:p>4.75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5];[.G10];[.G15];[.G20])" office:value-type="float" office:value="3.5" calcext:value-type="float">
            <text:p>3.5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9"/>
          <table:table-cell office:value-type="string" calcext:value-type="string">
            <text:p>Average controls</text:p>
          </table:table-cell>
          <table:table-cell table:formula="of:=AVERAGE([.H4];[.H9];[.H14];[.H19])" office:value-type="float" office:value="5" calcext:value-type="float">
            <text:p>5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5];[.H10];[.H15];[.H20])" office:value-type="float" office:value="4.75" calcext:value-type="float">
            <text:p>4.75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9"/>
          <table:table-cell office:value-type="string" calcext:value-type="string">
            <text:p>Average offensive</text:p>
          </table:table-cell>
          <table:table-cell table:formula="of:=AVERAGE([.I4];[.I9];[.I14];[.I19])" office:value-type="float" office:value="3.5" calcext:value-type="float">
            <text:p>3.5</text:p>
          </table:table-cell>
          <table:table-cell/>
          <table:table-cell office:value-type="string" calcext:value-type="string">
            <text:p>Average offensive</text:p>
          </table:table-cell>
          <table:table-cell table:formula="of:=AVERAGE([.I5];[.I10];[.I15];[.I20])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9"/>
          <table:table-cell table:style-name="ce4" office:value-type="string" calcext:value-type="string">
            <text:p>Mage:</text:p>
          </table:table-cell>
          <table:table-cell table:number-columns-repeated="2"/>
          <table:table-cell table:style-name="ce4" office:value-type="string" calcext:value-type="string">
            <text:p>Beserker:</text:p>
          </table:table-cell>
          <table:table-cell table:number-columns-repeated="1010"/>
        </table:table-row>
        <table:table-row table:style-name="ro2"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Average VG interest</text:p>
          </table:table-cell>
          <table:table-cell table:formula="of:=AVERAGE([.C6];[.C11];[.C16];[.C21])" office:value-type="float" office:value="3.75" calcext:value-type="float">
            <text:p>3.75</text:p>
          </table:table-cell>
          <table:table-cell/>
          <table:table-cell office:value-type="string" calcext:value-type="string">
            <text:p>Average VG interest</text:p>
          </table:table-cell>
          <table:table-cell table:formula="of:=AVERAGE([.C18];[.C20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style-name="ce2"/>
          <table:table-cell/>
          <table:table-cell table:style-name="Default" table:number-columns-repeated="7"/>
          <table:table-cell/>
          <table:table-cell office:value-type="string" calcext:value-type="string">
            <text:p>Average strategic interest</text:p>
          </table:table-cell>
          <table:table-cell table:formula="of:=AVERAGE([.D6];[.D11];[.D16];[.D21])" office:value-type="float" office:value="2.75" calcext:value-type="float">
            <text:p>2.75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18];[.D20])" office:value-type="float" office:value="3.5" calcext:value-type="float">
            <text:p>3.5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RPG interest</text:p>
          </table:table-cell>
          <table:table-cell table:formula="of:=AVERAGE([.E6];[.E11];[.E16];[.E21])" office:value-type="float" office:value="2.75" calcext:value-type="float">
            <text:p>2.75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18];[.E20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fun</text:p>
          </table:table-cell>
          <table:table-cell table:formula="of:=AVERAGE([.G6];[.G11];[.G16];[.G21])" office:value-type="float" office:value="3.75" calcext:value-type="float">
            <text:p>3.75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18];[.G20])" office:value-type="float" office:value="3.5" calcext:value-type="float">
            <text:p>3.5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controls</text:p>
          </table:table-cell>
          <table:table-cell table:formula="of:=AVERAGE([.H6];[.H11];[.H16];[.H21])" office:value-type="float" office:value="4.75" calcext:value-type="float">
            <text:p>4.75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18];[.H20])" office:value-type="float" office:value="4.5" calcext:value-type="float">
            <text:p>4.5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offensive</text:p>
          </table:table-cell>
          <table:table-cell table:formula="of:=AVERAGE([.I6];[.I11];[.I16];[.I21])" office:value-type="float" office:value="3.75" calcext:value-type="float">
            <text:p>3.75</text:p>
          </table:table-cell>
          <table:table-cell/>
          <table:table-cell office:value-type="string" calcext:value-type="string">
            <text:p>Average offensive</text:p>
          </table:table-cell>
          <table:table-cell table:formula="of:=AVERAGE([.I18];[.I20])" office:value-type="float" office:value="2.5" calcext:value-type="float">
            <text:p>2.5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table:style-name="ce4" office:value-type="string" calcext:value-type="string">
            <text:p>Knight:</text:p>
          </table:table-cell>
          <table:table-cell table:number-columns-repeated="1013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VG interest</text:p>
          </table:table-cell>
          <table:table-cell table:formula="of:=AVERAGE([.C19];[.C21];[.C22])" office:value-type="float" office:value="4.66666666666667" calcext:value-type="float">
            <text:p>4.6666666667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office:value-type="string" calcext:value-type="string">
            <text:p>Average strategic interest</text:p>
          </table:table-cell>
          <table:table-cell table:formula="of:=AVERAGE([.D19];[.D21];[.D22])" office:value-type="float" office:value="3.33333333333333" calcext:value-type="float">
            <text:p>3.3333333333</text:p>
          </table:table-cell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Default" table:number-columns-repeated="10"/>
          <table:table-cell office:value-type="string" calcext:value-type="string">
            <text:p>Average RPG interest</text:p>
          </table:table-cell>
          <table:table-cell table:formula="of:=AVERAGE([.E19];[.E21];[.E22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Default" table:number-columns-repeated="10"/>
          <table:table-cell office:value-type="string" calcext:value-type="string">
            <text:p>Average fun</text:p>
          </table:table-cell>
          <table:table-cell table:formula="of:=AVERAGE([.G19];[.G21];[.G22])" office:value-type="float" office:value="4.66666666666667" calcext:value-type="float">
            <text:p>4.6666666667</text:p>
          </table:table-cell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Default" table:number-columns-repeated="10"/>
          <table:table-cell office:value-type="string" calcext:value-type="string">
            <text:p>Average controls</text:p>
          </table:table-cell>
          <table:table-cell table:formula="of:=AVERAGE([.H19];[.H21];[.H22])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Default" table:number-columns-repeated="10"/>
          <table:table-cell office:value-type="string" calcext:value-type="string">
            <text:p>Average offensive</text:p>
          </table:table-cell>
          <table:table-cell table:formula="of:=AVERAGE([.I19];[.I21];[.I22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008"/>
        </table:table-row>
        <table:table-row table:style-name="ro3" table:number-rows-repeated="3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1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 style:data-style-name="N2" text:time-value="16:10:21.366766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5:17.675230907</meta:creation-date>
    <dc:date>2019-03-23T16:16:17.290988491</dc:date>
    <meta:editing-duration>PT17M31S</meta:editing-duration>
    <meta:editing-cycles>4</meta:editing-cycles>
    <meta:generator>LibreOffice/5.1.6.2$Linux_X86_64 LibreOffice_project/10m0$Build-2</meta:generator>
    <meta:document-statistic meta:table-count="1" meta:cell-count="278" meta:object-count="0"/>
  </office:meta>
</office:document-meta>
</file>